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officeooo:rsid="0018ac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742062509770869568"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Под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text:span><text:soft-page-break/><text:span text:style-name="T11">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text:span text:style-name="T74">ну зачем так</text:span>…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text:soft-page-break/>–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text:soft-page-break/>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text:span><text:soft-page-break/><text:span text:style-name="T1">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text:soft-page-break/>–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text:soft-page-break/>–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text:soft-page-break/>«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text:soft-page-break/>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text:soft-page-break/>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text:soft-page-break/>–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text:soft-page-break/></text:p>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text:soft-page-break/>–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text:soft-page-break/>–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text:soft-page-break/>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text:soft-page-break/>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text:span><text:soft-page-break/><text:span text:style-name="T28">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text:soft-page-break/>–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oft-page-break/><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oft-page-break/><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text:soft-page-break/>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text:soft-page-break/>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text:soft-page-break/>–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text:soft-page-break/>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text:soft-page-break/>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oft-page-break/><text:span text:style-name="T37">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text:soft-page-break/>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text:soft-page-break/>–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text:soft-page-break/>–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oft-page-break/>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oft-page-break/>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oft-page-break/><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text:soft-page-break/>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text:soft-page-break/>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text:soft-page-break/>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text:soft-page-break/></text:p>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2"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6">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text:soft-page-break/>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oft-page-break/><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text:soft-page-break/></text:p>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oft-page-break/><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text:soft-page-break/>–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20T16:36:50.002813907</dc:date>
    <meta:editing-duration>P146DT19H57M28S</meta:editing-duration>
    <meta:editing-cycles>9325</meta:editing-cycles>
    <meta:generator>LibreOffice/5.1.6.2$Linux_X86_64 LibreOffice_project/10m0$Build-2</meta:generator>
    <meta:printed-by>макс </meta:printed-by>
    <meta:print-date>2017-08-23T21:51:29.95</meta:print-date>
    <meta:document-statistic meta:table-count="0" meta:image-count="0" meta:object-count="0" meta:page-count="234" meta:paragraph-count="4739" meta:word-count="101160" meta:character-count="670271" meta:non-whitespace-character-count="569357"/>
  </office:meta>
</office:document-meta>
</file>